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F0000007FC9AF7B2505585D496.png" manifest:media-type="image/png"/>
  <manifest:file-entry manifest:full-path="Pictures/100002010000083400000834F21EDA9968086723.png" manifest:media-type="image/png"/>
  <manifest:file-entry manifest:full-path="Pictures/10000201000007FC000007C390FF996C3026A1F0.png" manifest:media-type="image/png"/>
  <manifest:file-entry manifest:full-path="Pictures/100002010000083400000834C3D281D8A1F7B251.png" manifest:media-type="image/png"/>
  <manifest:file-entry manifest:full-path="Pictures/100002010000083400000834C3292B3425D66480.png" manifest:media-type="image/png"/>
  <manifest:file-entry manifest:full-path="Pictures/100002010000083400000834E3A6121116D1A7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816cm" fo:min-width="0.566cm" fo:padding-top="0.151cm" fo:padding-bottom="0.151cm" fo:padding-left="0.276cm" fo:padding-right="0.276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opacity="0%" draw:textarea-horizontal-align="justify" draw:textarea-vertical-align="middle" draw:auto-grow-height="false" fo:min-height="3.454cm" fo:min-width="3.20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ffff" draw:opacity="0%" draw:textarea-horizontal-align="justify" draw:textarea-vertical-align="middle" draw:auto-grow-height="false" fo:min-height="3.456cm" fo:min-width="3.206cm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3.81cm" svg:x="11.455cm" svg:y="14.77cm">
          <draw:image xlink:href="Pictures/100002010000083400000834F21EDA9968086723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3.81cm" svg:x="16.117cm" svg:y="14.77cm">
          <draw:image xlink:href="Pictures/100002010000083400000834C3D281D8A1F7B251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8.941cm" svg:x="3.54cm" svg:y="5.445cm">
          <draw:image xlink:href="Pictures/10000201000007F0000007FC9AF7B2505585D496.png" xlink:type="simple" xlink:show="embed" xlink:actuate="onLoad" draw:mime-type="image/png">
            <text:p/>
          </draw:image>
        </draw:frame>
        <draw:custom-shape draw:style-name="gr2" draw:text-style-name="P2" draw:layer="layout" svg:width="1.118cm" svg:height="1.118cm" svg:x="10.207cm" svg:y="12.1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18cm" svg:height="1.118cm" svg:x="3.54cm" svg:y="9.9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3.81cm" svg:x="11.465cm" svg:y="14.7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3.81cm" svg:x="16.113cm" svg:y="14.76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16cm" svg:y1="13.382cm" svg:x2="12.112cm" svg:y2="14.652cm">
          <text:p/>
        </draw:line>
        <draw:frame draw:style-name="gr1" draw:text-style-name="P1" draw:layer="layout" svg:width="8.89cm" svg:height="8.642cm" svg:x="13.217cm" svg:y="5.594cm">
          <draw:image xlink:href="Pictures/10000201000007FC000007C390FF996C3026A1F0.png" xlink:type="simple" xlink:show="embed" xlink:actuate="onLoad" draw:mime-type="image/png">
            <text:p/>
          </draw:image>
        </draw:frame>
        <draw:custom-shape draw:style-name="gr2" draw:text-style-name="P2" draw:layer="layout" svg:width="1.118cm" svg:height="1.118cm" draw:transform="rotate (-0.0523598775598295) translate (20.232cm 11.4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18cm" svg:height="1.118cm" draw:transform="rotate (0.10471975511966) translate (13.357cm 10.162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81cm" svg:height="3.81cm" svg:x="7.35cm" svg:y="1.267cm">
          <draw:image xlink:href="Pictures/100002010000083400000834C3292B3425D66480.png" xlink:type="simple" xlink:show="embed" xlink:actuate="onLoad" draw:mime-type="image/png">
            <text:p/>
          </draw:image>
        </draw:frame>
        <draw:frame draw:style-name="gr1" draw:text-style-name="P1" draw:layer="layout" svg:width="3.81cm" svg:height="3.81cm" svg:x="12.247cm" svg:y="1.267cm">
          <draw:image xlink:href="Pictures/100002010000083400000834E3A6121116D1A7DD.png" xlink:type="simple" xlink:show="embed" xlink:actuate="onLoad" draw:mime-type="image/png">
            <text:p/>
          </draw:image>
        </draw:frame>
        <draw:line draw:style-name="gr5" draw:text-style-name="P1" draw:layer="layout" svg:x1="20.367cm" svg:y1="12.747cm" svg:x2="19.415cm" svg:y2="14.652cm">
          <text:p/>
        </draw:line>
        <draw:custom-shape draw:style-name="gr3" draw:text-style-name="P2" draw:layer="layout" svg:width="3.81cm" svg:height="3.81cm" svg:x="7.35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3.81cm" svg:x="12.25cm" svg:y="1.25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492cm" svg:y1="9.572cm" svg:x2="7.35cm" svg:y2="5.127cm">
          <text:p/>
        </draw:line>
        <draw:line draw:style-name="gr5" draw:text-style-name="P1" draw:layer="layout" svg:x1="14cm" svg:y1="9.929cm" svg:x2="14.117cm" svg:y2="5.166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2T15:58:35.857000000</meta:creation-date>
    <dc:date>2022-11-21T12:44:05.171000000</dc:date>
    <meta:editing-duration>PT12M47S</meta:editing-duration>
    <meta:editing-cycles>4</meta:editing-cycles>
    <meta:generator>LibreOffice/7.1.2.2$Windows_X86_64 LibreOffice_project/8a45595d069ef5570103caea1b71cc9d82b2aae4</meta:generator>
    <meta:document-statistic meta:object-count="18"/>
  </office:meta>
</office:document-meta>
</file>